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000000020568232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Verdana" fo:font-size="16pt" style:font-size-asian="16pt" style:font-size-complex="16pt"/>
    </style:style>
    <style:style style:name="T5" style:family="text">
      <style:text-properties style:font-name="Tunga" fo:font-size="14pt" fo:font-style="italic" fo:font-weight="bold"/>
    </style:style>
    <style:style style:name="T6" style:family="text">
      <style:text-properties fo:font-size="26pt" style:font-size-asian="26pt" style:font-size-complex="26pt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paragraph.</text:p>
      <text:p text:style-name="Standard">Paragraph with <text:span text:style-name="T1">bold</text:span>, <text:span text:style-name="T2">italics</text:span>, <text:span text:style-name="T1">and </text:span><text:span text:style-name="T3">both</text:span>.</text:p>
      <text:p text:style-name="Standard">Extended chars: ©=copyright, è=egrave, Ω=Omega.</text:p>
      <text:p text:style-name="Standard">Spaces: [ <text:s text:c="2"/>]=3, [<text:tab/><text:tab/><text:tab/>]=3tabs,<text:line-break/>Line after.</text:p>
      <text:p text:style-name="Standard">Paragraph with footnote here<text:note text:id="ftn1" text:note-class="footnote"><text:note-citation>1</text:note-citation><text:note-body><text:p text:style-name="Footnote">Text of the <text:span text:style-name="T1">automatic</text:span> footnote.</text:p></text:note-body></text:note> and here<text:note text:id="ftn2" text:note-class="footnote"><text:note-citation text:label="N">N</text:note-citation><text:note-body><text:p text:style-name="Footnote">Text of the footnote <text:span text:style-name="T1">N</text:span>.</text:p></text:note-body></text:note>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ell r1-c1</text:p>
          </table:table-cell>
          <table:table-cell table:style-name="Table1.B1" office:value-type="string">
            <text:p text:style-name="Table_20_Contents">Cell r1-c2</text:p>
          </table:table-cell>
        </table:table-row>
        <table:table-row>
          <table:table-cell table:style-name="Table1.A2" office:value-type="string">
            <text:p text:style-name="Table_20_Contents">Cell r2-c1</text:p>
          </table:table-cell>
          <table:table-cell table:style-name="Table1.B2" office:value-type="string">
            <text:p text:style-name="Table_20_Contents">Cell r2-c2</text:p>
          </table:table-cell>
        </table:table-row>
      </table:table>
      <text:p text:style-name="Table">Table <text:sequence text:ref-name="refTable0" text:name="Table" text:formula="ooow:Table+1" style:num-format="1">1</text:sequence>: Caption text</text:p>
      <text:p text:style-name="Standard"/>
      <text:p text:style-name="Standard">Fields: date=<text:date style:data-style-name="N37" text:date-value="2008-10-04T12:33:08.18" text:fixed="true">10/04/08</text:date>, time=<text:time style:data-style-name="N43" text:time-value="2008-10-04T12:33:17.54" text:fixed="true">12:33:18 PM</text:time>, pgnum=<text:page-number text:select-page="current">1</text:page-number>, pgcount=<text:page-count>2</text:page-count>, subject=<text:subject>Subject text</text:subject>, title=<text:title>Title text</text:title>, author=<text:initial-creator/>.</text:p>
      <text:p text:style-name="Standard">Paragraph with nbsp= , nbhyphen=‑, optional-hyphen=­.</text:p>
      <text:p text:style-name="Standard">Pargaraph with a note [<office:annotation><dc:date>2008-10-04T00:00:00</dc:date><text:p>Text of the note</text:p><text:p/></office:annotation>].</text:p>
      <text:list text:style-name="L1">
        <text:list-item>
          <text:p text:style-name="P1">List item 1</text:p>
        </text:list-item>
        <text:list-item>
          <text:p text:style-name="P1">List item 2</text:p>
        </text:list-item>
      </text:list>
      <text:list text:style-name="L2">
        <text:list-item>
          <text:p text:style-name="P2">sub-item 1</text:p>
        </text:list-item>
        <text:list-item>
          <text:p text:style-name="P2">sub-item 2</text:p>
        </text:list-item>
      </text:list>
      <text:p text:style-name="P3">One more paragraph.</text:p>
      <text:p text:style-name="Standard"/>
      <text:p text:style-name="Standard">Paragraph with <text:a xlink:type="simple" xlink:href="http://okapi.sf.net/" office:name="NameOdLink">text of the link</text:a>.</text:p>
      <text:p text:style-name="Standard">Text with font change: <text:span text:style-name="T4">Example</text:span>, <text:span text:style-name="T5">example</text:span>, <text:span text:style-name="T6">example</text:span>.</text:p>
      <text:p text:style-name="Standard">Image: </text:p>
      <text:p text:style-name="Standard"><draw:frame draw:style-name="fr1" draw:name="Frame1" text:anchor-type="paragraph" svg:width="3.2827in" draw:z-index="0"><draw:text-box fo:min-height="2.2543in"><text:p text:style-name="Illustration"><draw:frame draw:style-name="fr2" draw:name="graphics1" text:anchor-type="paragraph" svg:x="0.0016in" svg:y="0.0008in" svg:width="0.3335in" style:rel-width="100%" svg:height="0.3335in" style:rel-height="scale" draw:z-index="1"><draw:image xlink:href="Pictures/100002000000002000000020568232DC.png" xlink:type="simple" xlink:show="embed" xlink:actuate="onLoad"/></draw:frame>Illustration <text:sequence text:ref-name="refIllustration0" text:name="Illustration" text:formula="ooow:Illustration+1" style:num-format="1">1</text:sequence>: Caption of the image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Header">Text of the header</text:p>
      </style:header>
      <style:footer>
        <text:p text:style-name="Footer">Text of the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Title text</dc:title>
    <dc:description>Comments</dc:description>
    <dc:subject>Subject text</dc:subject>
    <meta:creation-date>2008-10-04T06:12:24</meta:creation-date>
    <dc:date>2008-10-06T20:24:44</dc:date>
    <meta:keyword>Keyword text</meta:keyword>
    <dc:language>en-US</dc:language>
    <meta:editing-cycles>15</meta:editing-cycles>
    <meta:editing-duration>PT24M34S</meta:editing-duration>
    <meta:user-defined meta:name="Info 1">Info 1 text</meta:user-defined>
    <meta:user-defined meta:name="Info 2">Info 2 text</meta:user-defined>
    <meta:user-defined meta:name="Info 3">Info 3 text</meta:user-defined>
    <meta:user-defined meta:name="Info 4">Info 4 text</meta:user-defined>
    <meta:document-statistic meta:table-count="1" meta:image-count="1" meta:object-count="0" meta:page-count="2" meta:paragraph-count="26" meta:word-count="111" meta:character-count="671"/>
  </office:meta>
</office:document-meta>
</file>